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Header" style:family="table" style:master-page-name="Standard">
      <style:table-properties style:width="18.461cm" style:page-number="1" table:align="margins"/>
    </style:style>
    <style:style style:name="Header.A" style:family="table-column">
      <style:table-column-properties style:column-width="18.461cm" style:rel-column-width="65535*"/>
    </style:style>
    <style:style style:name="Header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" style:family="table">
      <style:table-properties style:width="18.48cm" fo:margin-left="0cm" fo:margin-top="0cm" fo:margin-bottom="0cm" table:align="left"/>
    </style:style>
    <style:style style:name="Table1.A" style:family="table-column">
      <style:table-column-properties style:column-width="18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/>
    </style:style>
    <style:style style:name="Table2" style:family="table">
      <style:table-properties style:width="18.479cm" fo:margin-left="0cm" fo:margin-top="0cm" fo:margin-bottom="0cm" table:align="left"/>
    </style:style>
    <style:style style:name="Table2.A" style:family="table-column">
      <style:table-column-properties style:column-width="3.231cm"/>
    </style:style>
    <style:style style:name="Table2.B" style:family="table-column">
      <style:table-column-properties style:column-width="7.583cm"/>
    </style:style>
    <style:style style:name="Table2.C" style:family="table-column">
      <style:table-column-properties style:column-width="4.202cm"/>
    </style:style>
    <style:style style:name="Table2.D" style:family="table-column">
      <style:table-column-properties style:column-width="1.245cm"/>
    </style:style>
    <style:style style:name="Table2.E" style:family="table-column">
      <style:table-column-properties style:column-width="2.217cm"/>
    </style:style>
    <style:style style:name="Table2.1" style:family="table-row">
      <style:table-row-properties style:min-row-height="0.385cm" fo:keep-together="auto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2" style:family="table-row">
      <style:table-row-properties style:min-row-height="0.519cm" fo:keep-together="auto"/>
    </style:style>
    <style:style style:name="Table2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538cm" fo:keep-together="auto"/>
    </style:style>
    <style:style style:name="Table2.4" style:family="table-row">
      <style:table-row-properties style:min-row-height="0.288cm" fo:keep-together="auto"/>
    </style:style>
    <style:style style:name="Table3" style:family="table">
      <style:table-properties style:width="18.48cm" fo:margin-left="0cm" fo:margin-top="0cm" fo:margin-bottom="0cm" table:align="left"/>
    </style:style>
    <style:style style:name="Table3.A" style:family="table-column">
      <style:table-column-properties style:column-width="3.235cm"/>
    </style:style>
    <style:style style:name="Table3.B" style:family="table-column">
      <style:table-column-properties style:column-width="15.245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4" style:family="table">
      <style:table-properties style:width="18.48cm" fo:margin-left="0cm" fo:margin-top="0cm" fo:margin-bottom="0cm" table:align="left"/>
    </style:style>
    <style:style style:name="Table4.A" style:family="table-column">
      <style:table-column-properties style:column-width="3.231cm"/>
    </style:style>
    <style:style style:name="Table4.B" style:family="table-column">
      <style:table-column-properties style:column-width="15.249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5" style:family="table">
      <style:table-properties style:width="18.48cm" fo:margin-left="0cm" fo:margin-top="0cm" fo:margin-bottom="0cm" table:align="left"/>
    </style:style>
    <style:style style:name="Table5.A" style:family="table-column">
      <style:table-column-properties style:column-width="18.4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000000"/>
    </style:style>
    <style:style style:name="Table6" style:family="table">
      <style:table-properties style:width="18.48cm" fo:margin-left="0cm" fo:margin-top="0cm" fo:margin-bottom="0cm" table:align="left"/>
    </style:style>
    <style:style style:name="Table6.A" style:family="table-column">
      <style:table-column-properties style:column-width="18.48cm"/>
    </style:style>
    <style:style style:name="Table6.1" style:family="table-row">
      <style:table-row-properties style:min-row-height="1.896cm" fo:keep-together="auto"/>
    </style:style>
    <style:style style:name="Table6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6.2" style:family="table-row">
      <style:table-row-properties style:min-row-height="1.979cm" fo:keep-together="auto"/>
    </style:style>
    <style:style style:name="Table6.A2" style:family="table-cell">
      <style:table-cell-properties style:vertical-align="middle" fo:padding-left="0.182cm" fo:padding-right="0.191cm" fo:padding-top="0cm" fo:padding-bottom="0cm" fo:border-left="0.5pt solid #000000" fo:border-right="0.5pt solid #000000" fo:border-top="none" fo:border-bottom="0.5pt solid #000000"/>
    </style:style>
    <style:style style:name="Table6.3" style:family="table-row">
      <style:table-row-properties style:min-row-height="1.588cm" fo:keep-together="auto"/>
    </style:style>
    <style:style style:name="Table6.A3" style:family="table-cell">
      <style:table-cell-properties style:vertical-align="middle" fo:background-color="#ffffff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1.499cm" fo:keep-together="auto"/>
    </style:style>
    <style:style style:name="Table6.5" style:family="table-row">
      <style:table-row-properties style:min-row-height="1.307cm" fo:keep-together="auto"/>
    </style:style>
    <style:style style:name="Table6.6" style:family="table-row">
      <style:table-row-properties style:min-row-height="1.794cm" fo:keep-together="auto"/>
    </style:style>
    <style:style style:name="Table7" style:family="table">
      <style:table-properties style:width="18.48cm" fo:margin-left="0cm" fo:margin-top="0cm" fo:margin-bottom="0cm" table:align="left"/>
    </style:style>
    <style:style style:name="Table7.A" style:family="table-column">
      <style:table-column-properties style:column-width="18.4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5pt solid #000000"/>
    </style:style>
    <style:style style:name="Table8" style:family="table">
      <style:table-properties style:width="18.489cm" fo:margin-left="-0.009cm" fo:margin-top="0cm" fo:margin-bottom="0cm" table:align="left"/>
    </style:style>
    <style:style style:name="Table8.A" style:family="table-column">
      <style:table-column-properties style:column-width="18.489cm"/>
    </style:style>
    <style:style style:name="Table8.1" style:family="table-row">
      <style:table-row-properties style:min-row-height="1.004cm" fo:keep-together="auto"/>
    </style:style>
    <style:style style:name="Table8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9" style:family="table">
      <style:table-properties style:width="18.48cm" fo:margin-left="0cm" fo:margin-top="0cm" fo:margin-bottom="0cm" table:align="left"/>
    </style:style>
    <style:style style:name="Table9.A" style:family="table-column">
      <style:table-column-properties style:column-width="18.4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191cm" fo:padding-right="0.191cm" fo:padding-top="0cm" fo:padding-bottom="0cm" fo:border="0.5pt solid #000000"/>
    </style:style>
    <style:style style:name="Table10" style:family="table">
      <style:table-properties style:width="18.48cm" fo:margin-left="0cm" fo:margin-top="0cm" fo:margin-bottom="0cm" table:align="left"/>
    </style:style>
    <style:style style:name="Table10.A" style:family="table-column">
      <style:table-column-properties style:column-width="18.48cm"/>
    </style:style>
    <style:style style:name="Table10.1" style:family="table-row">
      <style:table-row-properties style:min-row-height="0.794cm" fo:keep-together="auto"/>
    </style:style>
    <style:style style:name="Table10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11" style:family="table">
      <style:table-properties style:width="18.48cm" fo:margin-left="0cm" fo:margin-top="0cm" fo:margin-bottom="0cm" table:align="left"/>
    </style:style>
    <style:style style:name="Table11.A" style:family="table-column">
      <style:table-column-properties style:column-width="18.4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191cm" fo:padding-right="0.191cm" fo:padding-top="0cm" fo:padding-bottom="0cm" fo:border="0.5pt solid #000000"/>
    </style:style>
    <style:style style:name="Table12" style:family="table">
      <style:table-properties style:width="18.489cm" fo:margin-left="-0.009cm" fo:margin-top="0cm" fo:margin-bottom="0cm" table:align="left"/>
    </style:style>
    <style:style style:name="Table12.A" style:family="table-column">
      <style:table-column-properties style:column-width="2.489cm"/>
    </style:style>
    <style:style style:name="Table12.B" style:family="table-column">
      <style:table-column-properties style:column-width="16cm"/>
    </style:style>
    <style:style style:name="Table12.1" style:family="table-row">
      <style:table-row-properties style:min-row-height="0.706cm" fo:keep-together="auto"/>
    </style:style>
    <style:style style:name="Table12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12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12.2" style:family="table-row">
      <style:table-row-properties style:min-row-height="0.533cm" fo:keep-together="auto"/>
    </style:style>
    <style:style style:name="Table12.A2" style:family="table-cell">
      <style:table-cell-properties style:vertical-align="middle" fo:padding-left="0.182cm" fo:padding-right="0.191cm" fo:padding-top="0cm" fo:padding-bottom="0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-left="0.182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8.48cm" fo:margin-left="0cm" fo:margin-top="0cm" fo:margin-bottom="0cm" table:align="left"/>
    </style:style>
    <style:style style:name="Table13.A" style:family="table-column">
      <style:table-column-properties style:column-width="18.4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191cm" fo:padding-right="0.191cm" fo:padding-top="0cm" fo:padding-bottom="0cm" fo:border="0.5pt solid #000000"/>
    </style:style>
    <style:style style:name="Table15" style:family="table">
      <style:table-properties style:width="18.489cm" fo:margin-left="-0.009cm" fo:margin-top="0cm" fo:margin-bottom="0cm" table:align="left"/>
    </style:style>
    <style:style style:name="Table15.A" style:family="table-column">
      <style:table-column-properties style:column-width="2.489cm"/>
    </style:style>
    <style:style style:name="Table15.B" style:family="table-column">
      <style:table-column-properties style:column-width="16cm"/>
    </style:style>
    <style:style style:name="Table15.1" style:family="table-row">
      <style:table-row-properties style:min-row-height="1.372cm" fo:keep-together="auto"/>
    </style:style>
    <style:style style:name="Table15.A1" style:family="table-cell">
      <style:table-cell-properties style:vertical-align="middle" fo:padding-left="0.182cm" fo:padding-right="0.191cm" fo:padding-top="0.097cm" fo:padding-bottom="0.097cm" fo:border-left="0.5pt solid #000000" fo:border-right="none" fo:border-top="0.5pt solid #000000" fo:border-bottom="0.5pt solid #000000"/>
    </style:style>
    <style:style style:name="Table15.B1" style:family="table-cell">
      <style:table-cell-properties style:vertical-align="middle" fo:padding-left="0.182cm" fo:padding-right="0.191cm" fo:padding-top="0.097cm" fo:padding-bottom="0.097cm" fo:border="0.5pt solid #000000"/>
    </style:style>
    <style:style style:name="P1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officeooo:paragraph-rsid="001631a5"/>
    </style:style>
    <style:style style:name="P3" style:family="paragraph" style:parent-style-name="Standard">
      <loext:graphic-properties draw:fill="solid" draw:fill-color="#ffffff"/>
      <style:paragraph-properties fo:margin-left="0cm" fo:margin-right="-0.203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Standard">
      <style:paragraph-properties fo:margin-left="0cm" fo:margin-right="-0.078cm" fo:line-height="100%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" style:family="paragraph" style:parent-style-name="Standard">
      <style:paragraph-properties fo:margin-left="0cm" fo:margin-right="-0.078cm" fo:line-height="100%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7" style:family="paragraph" style:parent-style-name="Standard">
      <style:paragraph-properties fo:margin-left="0cm" fo:margin-right="-0.078cm" fo:text-align="start" style:justify-single-word="false" fo:keep-together="always" fo:orphans="0" fo:widows="0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officeooo:paragraph-rsid="000f99e0" style:font-size-asian="8pt" style:font-size-complex="8pt"/>
    </style:style>
    <style:style style:name="P8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fo:font-weight="normal" style:font-size-asian="8pt" style:font-weight-asian="normal" style:font-size-complex="8pt"/>
    </style:style>
    <style:style style:name="P9" style:family="paragraph" style:parent-style-name="Standard">
      <loext:graphic-properties draw:fill="solid" draw:fill-color="#ffffff"/>
      <style:paragraph-properties fo:margin-left="0cm" fo:margin-right="-0.078cm" fo:margin-top="0cm" fo:margin-bottom="0cm" style:contextual-spacing="false" fo:line-height="100%" fo:text-align="start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paragraph-rsid="000b94b3" fo:background-color="#ffffff" style:font-name-asian="Times New Roman2" style:font-size-asian="9pt" style:font-style-asian="normal" style:font-weight-asian="normal" style:font-name-complex="Times New Roman2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officeooo:rsid="000b94b3" officeooo:paragraph-rsid="000b94b3" style:font-name-asian="Arial1" style:font-size-asian="8pt" style:font-style-asian="normal" style:font-weight-asian="normal" style:font-name-complex="Arial1" style:font-size-complex="8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officeooo:paragraph-rsid="000b94b3" style:font-name-asian="Arial1" style:font-size-asian="11pt" style:font-style-asian="normal" style:font-weight-asian="normal" style:font-name-complex="Arial1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fo:background-color="#ffffff" fo:padding="0cm" fo:border="none" fo:keep-with-next="auto"/>
      <style:text-properties style:font-name="Times New Roman1" fo:font-size="8pt" style:font-size-asian="8pt" style:font-size-complex="8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left="0cm" fo:margin-right="0cm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margin-left="0cm" fo:margin-right="0cm" fo:text-align="center" style:justify-single-word="false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.692cm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164cm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1" fo:font-size="8pt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style:font-name="Times New Roman1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keep-together="always" fo:text-indent="0cm" style:auto-text-indent="false">
        <style:tab-stops>
          <style:tab-stop style:position="7.21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692cm"/>
          <style:tab-stop style:position="17.05cm"/>
        </style:tab-stops>
      </style:paragraph-properties>
      <style:text-properties style:font-name="Times New Roman1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3.164cm"/>
          <style:tab-stop style:position="3.311cm"/>
        </style:tab-stops>
      </style:paragraph-properties>
      <style:text-properties style:font-name="Times New Roman1" fo:font-size="8pt" style:font-size-asian="8pt" style:font-size-complex="8pt"/>
    </style:style>
    <style:style style:name="P26" style:family="paragraph" style:parent-style-name="Standard">
      <loext:graphic-properties draw:fill="solid" draw:fill-color="#ffffff"/>
      <style:paragraph-properties fo:margin-left="0.635cm" fo:margin-right="-0.078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27" style:family="paragraph" style:parent-style-name="Standard">
      <style:paragraph-properties fo:margin-left="0cm" fo:margin-right="-0.074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8" style:family="paragraph" style:parent-style-name="Standard">
      <style:paragraph-properties fo:margin-left="0cm" fo:margin-right="-0.062cm" fo:text-align="center" style:justify-single-word="false" fo:keep-together="always" fo:text-indent="0cm" style:auto-text-indent="false"/>
      <style:text-properties style:font-name="Times New Roman1" fo:font-size="8pt" style:font-size-asian="8pt" style:font-size-complex="8pt"/>
    </style:style>
    <style:style style:name="P29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style:font-size-asian="8pt" style:font-size-complex="8pt"/>
    </style:style>
    <style:style style:name="P30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paragraph-rsid="001631a5" style:font-size-asian="8pt" style:font-size-complex="8pt"/>
    </style:style>
    <style:style style:name="P31" style:family="paragraph" style:parent-style-name="Standard">
      <style:paragraph-properties fo:margin-left="0.499cm" fo:margin-right="1.035cm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rsid="00141eab" officeooo:paragraph-rsid="00141eab" style:font-size-asian="8pt" style:font-size-complex="8pt"/>
    </style:style>
    <style:style style:name="P32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rsid="001b3483" officeooo:paragraph-rsid="001b3483" style:font-size-asian="8pt" style:font-size-complex="8pt"/>
    </style:style>
    <style:style style:name="P33" style:family="paragraph" style:parent-style-name="Standard">
      <style:paragraph-properties fo:margin-left="0.499cm" fo:margin-right="1.035cm" fo:keep-together="always" fo:text-indent="-0.247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style:font-size-asian="8pt" style:font-size-complex="8pt"/>
    </style:style>
    <style:style style:name="P34" style:family="paragraph" style:parent-style-name="Standard">
      <loext:graphic-properties draw:fill="solid" draw:fill-color="#ffffff"/>
      <style:paragraph-properties fo:margin-left="0.25cm" fo:margin-right="-0.203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35" style:family="paragraph" style:parent-style-name="Standard">
      <loext:graphic-properties draw:fill="solid" draw:fill-color="#ffffff"/>
      <style:paragraph-properties fo:margin-left="0.25cm" fo:margin-right="-0.203cm" fo:margin-top="0cm" fo:margin-bottom="0cm" style:contextual-spacing="false" fo:line-height="100%" fo:text-align="justify" style:justify-single-word="false" fo:keep-together="always" fo:orphans="2" fo:widows="2" fo:text-indent="-0.249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36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1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b94b3" fo:background-color="#ffffff" style:font-name-asian="Times New Roman2" style:font-size-asian="8pt" style:font-style-asian="normal" style:font-weight-asian="bold" style:font-name-complex="Times New Roman2" style:font-size-complex="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bold" fo:background-color="#ffffff" loext:char-shading-value="0" style:font-name-asian="Times New Roman2" style:font-size-asian="8pt" style:font-style-asian="normal" style:font-weight-asian="bold" style:font-name-complex="Times New Roman2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bold" officeooo:rsid="000dc8db" fo:background-color="#ffffff" loext:char-shading-value="0" style:font-name-asian="Times New Roman2" style:font-size-asian="8pt" style:font-style-asian="normal" style:font-weight-asian="bold" style:font-name-complex="Times New Roman2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#ffffff" loext:char-shading-value="0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#ffffff" loext:char-shading-value="0" style:font-name-asian="Times New Roman2" style:font-style-asian="normal" style:font-weight-asian="bold" style:font-name-complex="Times New Roman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d057" style:font-weight-asian="bold" style:font-weight-complex="bold"/>
    </style:style>
    <style:style style:name="T8" style:family="text">
      <style:text-properties fo:font-weight="bold" officeooo:rsid="0018a491" style:font-weight-asian="bold" style:font-weight-complex="bold"/>
    </style:style>
    <style:style style:name="T9" style:family="text">
      <style:text-properties fo:font-weight="bold" officeooo:rsid="001eca39" style:font-weight-asian="bold" style:font-weight-complex="bold"/>
    </style:style>
    <style:style style:name="T10" style:family="text">
      <style:text-properties fo:font-weight="bold" officeooo:rsid="00242a6b" style:font-weight-asian="bold" style:font-weight-complex="bold"/>
    </style:style>
    <style:style style:name="T11" style:family="text">
      <style:text-properties fo:font-weight="bold" style:letter-kerning="false" style:font-weight-asian="bold"/>
    </style:style>
    <style:style style:name="T12" style:family="text">
      <style:text-properties fo:color="#000000" loext:opacity="100%" fo:font-weight="bold" style:font-weight-asian="bold"/>
    </style:style>
    <style:style style:name="T13" style:family="text">
      <style:text-properties fo:color="#000000" loext:opacity="100%" fo:font-weight="bold" style:letter-kerning="false" style:font-weight-asian="bold"/>
    </style:style>
    <style:style style:name="T14" style:family="text">
      <style:text-properties fo:color="#000000" loext:opacity="100%" style:font-name="Times New Roman1" fo:font-size="8pt" fo:font-weight="bold" style:font-size-asian="8pt" style:font-weight-asian="bold" style:font-size-complex="8pt"/>
    </style:style>
    <style:style style:name="T15" style:family="text">
      <style:text-properties fo:color="#000000" loext:opacity="100%" style:font-name="Times New Roman1" fo:font-size="8pt" fo:font-weight="bold" officeooo:rsid="001631a5" style:font-size-asian="8pt" style:font-weight-asian="bold" style:font-size-complex="8pt"/>
    </style:style>
    <style:style style:name="T16" style:family="text">
      <style:text-properties fo:color="#000000" loext:opacity="100%" style:font-name="Times New Roman1" fo:font-size="8pt" style:text-underline-style="solid" style:text-underline-width="auto" style:text-underline-color="font-color" fo:font-weight="bold" officeooo:rsid="001631a5" style:font-size-asian="8pt" style:font-weight-asian="bold" style:font-size-complex="8pt"/>
    </style:style>
    <style:style style:name="T17" style:family="text">
      <style:text-properties fo:color="#000000" loext:opacity="100%" style:font-name="Times New Roman1" fo:font-size="8pt" style:text-underline-style="none" fo:font-weight="bold" style:font-size-asian="8pt" style:font-weight-asian="bold" style:font-size-complex="8pt"/>
    </style:style>
    <style:style style:name="T18" style:family="text">
      <style:text-properties fo:color="#000000" loext:opacity="100%" style:font-name="Times New Roman1" fo:font-size="8pt" style:text-underline-style="none" fo:font-weight="bold" officeooo:rsid="001631a5" style:font-size-asian="8pt" style:font-weight-asian="bold" style:font-size-complex="8pt"/>
    </style:style>
    <style:style style:name="T19" style:family="text">
      <style:text-properties fo:color="#000000" loext:opacity="100%" fo:font-weight="normal" style:letter-kerning="false" style:font-weight-asian="normal"/>
    </style:style>
    <style:style style:name="T20" style:family="text">
      <style:text-properties fo:color="#000000" loext:opacity="100%" fo:font-weight="normal" style:font-weight-asian="normal"/>
    </style:style>
    <style:style style:name="T21" style:family="text">
      <style:text-properties fo:color="#222222" loext:opacity="100%" style:font-name="Times New Roman1" fo:font-size="8pt" fo:font-style="normal" fo:font-weight="bold" style:font-size-asian="8pt" style:font-style-asian="normal" style:font-weight-asian="bold" style:font-size-complex="8pt"/>
    </style:style>
    <style:style style:name="T22" style:family="text">
      <style:text-properties fo:color="#111111" loext:opacity="100%" style:font-name="Times New Roman1" fo:font-size="8pt" fo:font-weight="bold" officeooo:rsid="001631a5" style:font-size-asian="8pt" style:font-weight-asian="bold" style:font-size-complex="8pt"/>
    </style:style>
    <style:style style:name="T23" style:family="text">
      <style:text-properties fo:color="#111111" loext:opacity="100%" style:font-name="Times New Roman1" fo:font-size="8pt" fo:font-weight="bold" officeooo:rsid="001638e1" style:font-size-asian="8pt" style:font-weight-asian="bold" style:font-size-complex="8pt"/>
    </style:style>
    <style:style style:name="T24" style:family="text">
      <style:text-properties fo:color="#111111" loext:opacity="100%" style:font-name="Times New Roman1" fo:font-size="8pt" style:text-underline-style="solid" style:text-underline-width="auto" style:text-underline-color="font-color" fo:font-weight="bold" officeooo:rsid="001631a5" style:font-size-asian="8pt" style:font-weight-asian="bold" style:font-size-complex="8pt"/>
    </style:style>
    <style:style style:name="T25" style:family="text">
      <style:text-properties fo:color="#111111" loext:opacity="100%" style:font-name="Times New Roman1" fo:font-size="8pt" style:text-underline-style="none" fo:font-weight="bold" style:font-size-asian="8pt" style:font-weight-asian="bold" style:font-size-complex="8pt"/>
    </style:style>
    <style:style style:name="T26" style:family="text">
      <style:text-properties fo:color="#111111" loext:opacity="100%" style:font-name="Times New Roman1" fo:font-size="8pt" style:text-underline-style="none" fo:font-weight="bold" officeooo:rsid="001631a5" style:font-size-asian="8pt" style:font-weight-asian="bold" style:font-size-complex="8pt"/>
    </style:style>
    <style:style style:name="T27" style:family="text">
      <style:text-properties fo:color="#111111" loext:opacity="100%" style:font-name="Times New Roman1" fo:font-size="8pt" fo:background-color="#ffffff" loext:char-shading-value="0" style:font-name-asian="Times New Roman2" style:font-size-asian="8pt" style:font-name-complex="Times New Roman2" style:font-size-complex="8pt"/>
    </style:style>
    <style:style style:name="T28" style:family="text">
      <style:text-properties fo:color="#0e101a" loext:opacity="100%"/>
    </style:style>
    <style:style style:name="T29" style:family="text">
      <style:text-properties officeooo:rsid="000b94b3"/>
    </style:style>
    <style:style style:name="T30" style:family="text">
      <style:text-properties fo:font-style="normal" fo:font-weight="normal" style:font-name-asian="Arial1" style:font-style-asian="normal" style:font-weight-asian="normal" style:font-name-complex="Arial1"/>
    </style:style>
    <style:style style:name="T31" style:family="text">
      <style:text-properties style:font-name="Times New Roman1" fo:font-size="8pt" fo:background-color="#ffffff" loext:char-shading-value="0" style:font-name-asian="Times New Roman2" style:font-size-asian="8pt" style:font-name-complex="Times New Roman2" style:font-size-complex="8pt"/>
    </style:style>
    <style:style style:name="T32" style:family="text">
      <style:text-properties style:font-name="Times New Roman1" fo:font-size="8pt" fo:font-weight="bold" fo:background-color="#ffffff" loext:char-shading-value="0" style:font-name-asian="Times New Roman2" style:font-size-asian="8pt" style:font-weight-asian="bold" style:font-name-complex="Times New Roman2" style:font-size-complex="8pt"/>
    </style:style>
    <style:style style:name="T33" style:family="text">
      <style:text-properties style:font-name="Times New Roman1" fo:font-size="8pt" fo:font-weight="bold" officeooo:rsid="000b94b3" fo:background-color="#ffffff" loext:char-shading-value="0" style:font-name-asian="Times New Roman2" style:font-size-asian="8pt" style:font-weight-asian="bold" style:font-name-complex="Times New Roman2" style:font-size-complex="8pt"/>
    </style:style>
    <style:style style:name="T34" style:family="text">
      <style:text-properties style:font-name="Times New Roman1" fo:font-size="8pt" fo:font-weight="bold" style:font-size-asian="8pt" style:font-weight-asian="bold" style:font-size-complex="8pt"/>
    </style:style>
    <style:style style:name="T35" style:family="text">
      <style:text-properties style:font-name="Times New Roman1" fo:font-size="8pt" fo:font-weight="bold" officeooo:rsid="0016d057" style:font-size-asian="8pt" style:font-weight-asian="bold" style:font-size-complex="8pt"/>
    </style:style>
    <style:style style:name="T36" style:family="text">
      <style:text-properties style:font-name="Times New Roman1" fo:font-size="8pt" style:text-underline-style="solid" style:text-underline-width="auto" style:text-underline-color="font-color" fo:background-color="#ffffff" loext:char-shading-value="0" style:font-name-asian="Times New Roman2" style:font-size-asian="8pt" style:font-name-complex="Times New Roman2" style:font-size-complex="8pt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letter-kerning="false" style:font-weight-asian="normal"/>
    </style:style>
    <style:style style:name="T39" style:family="text">
      <style:text-properties officeooo:rsid="0010fe37"/>
    </style:style>
    <style:style style:name="T40" style:family="text">
      <style:text-properties officeooo:rsid="0016d057"/>
    </style:style>
    <style:style style:name="T41" style:family="text">
      <style:text-properties officeooo:rsid="0018a491"/>
    </style:style>
    <style:style style:name="T42" style:family="text">
      <style:text-properties officeooo:rsid="001ec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Header" table:style-name="Header" table:template-name="Default Style">
        <table:table-column table:style-name="Header.A"/>
        <table:table-row table:style-name="TableLine94051240990144">
          <table:table-cell table:style-name="Header.A1" office:value-type="string">
            <text:p text:style-name="P36">Vikas Jaiswal</text:p>
            <text:p text:style-name="P10">B.E. (Electronics &amp; Telecommunications)</text:p>
            <text:p text:style-name="P12"><text:a xlink:type="simple" xlink:href="mailto:jaiswalvikas619@gmail.com" text:style-name="Internet_20_link" text:visited-style-name="Visited_20_Internet_20_Link"><text:span text:style-name="T27">jaiswalvikas619@gmail.com</text:span></text:a><text:span text:style-name="T31"> </text:span><text:span text:style-name="T32">| </text:span><text:span text:style-name="T31">+91-8097607193 </text:span><text:span text:style-name="T32">| </text:span><text:a xlink:type="simple" xlink:href="http://www.linkedin.com/in/vikasjaiswal619" text:style-name="ListLabel_20_6" text:visited-style-name="ListLabel_20_6"><text:span text:style-name="T36">linkedin.com/in/vikasjaiswal619</text:span></text:a><text:span text:style-name="T32"> </text:span><text:span text:style-name="T33">| </text:span><text:a xlink:type="simple" xlink:href="http://github.com/vikasjaiswal619" text:style-name="ListLabel_20_6" text:visited-style-name="ListLabel_20_6"><text:span text:style-name="T36">github.com/vikasjaiswal619</text:span></text:a></text:p>
          </table:table-cell>
        </table:table-row>
      </table:table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ACADEMICS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Qualification</text:p>
          </table:table-cell>
          <table:table-cell table:style-name="Table2.A1" office:value-type="string">
            <text:p text:style-name="P23"><text:span text:style-name="T5">Institute</text:span><text:tab/></text:p>
          </table:table-cell>
          <table:table-cell table:style-name="Table2.A1" office:value-type="string">
            <text:p text:style-name="P16">Board / University</text:p>
          </table:table-cell>
          <table:table-cell table:style-name="Table2.A1" office:value-type="string">
            <text:p text:style-name="P17">Year</text:p>
          </table:table-cell>
          <table:table-cell table:style-name="Table2.E1" office:value-type="string">
            <text:p text:style-name="P17">% / CGPA</text:p>
          </table:table-cell>
        </table:table-row>
        <table:table-row table:style-name="Table2.2">
          <table:table-cell table:style-name="Table2.A2" office:value-type="string">
            <text:p text:style-name="P22">BE (EXTC)</text:p>
          </table:table-cell>
          <table:table-cell table:style-name="Table2.A2" office:value-type="string">
            <text:p text:style-name="P27">Thadomal Shahani Engineering College, Mumbai</text:p>
          </table:table-cell>
          <table:table-cell table:style-name="Table2.A2" office:value-type="string">
            <text:p text:style-name="P22">Mumbai University</text:p>
          </table:table-cell>
          <table:table-cell table:style-name="Table2.A2" office:value-type="string">
            <text:p text:style-name="P28">2021</text:p>
          </table:table-cell>
          <table:table-cell table:style-name="Table2.E2" office:value-type="string">
            <text:p text:style-name="P28"><text:span text:style-name="T29">9.10</text:span>/10</text:p>
          </table:table-cell>
        </table:table-row>
        <table:table-row table:style-name="Table2.3">
          <table:table-cell table:style-name="Table2.A2" office:value-type="string">
            <text:p text:style-name="P22">XII</text:p>
          </table:table-cell>
          <table:table-cell table:style-name="Table2.A2" office:value-type="string">
            <text:p text:style-name="P27">Khar Education Society, Khar West</text:p>
          </table:table-cell>
          <table:table-cell table:style-name="Table2.A2" office:value-type="string">
            <text:p text:style-name="P22">HSC</text:p>
          </table:table-cell>
          <table:table-cell table:style-name="Table2.A2" office:value-type="string">
            <text:p text:style-name="P28">2017</text:p>
          </table:table-cell>
          <table:table-cell table:style-name="Table2.E2" office:value-type="string">
            <text:p text:style-name="P28">80.92%</text:p>
          </table:table-cell>
        </table:table-row>
        <table:table-row table:style-name="Table2.4">
          <table:table-cell table:style-name="Table2.A2" office:value-type="string">
            <text:p text:style-name="P22">X</text:p>
          </table:table-cell>
          <table:table-cell table:style-name="Table2.A2" office:value-type="string">
            <text:p text:style-name="P27">Cardinal Gracias High School, Mumbai</text:p>
          </table:table-cell>
          <table:table-cell table:style-name="Table2.A2" office:value-type="string">
            <text:p text:style-name="P22">SSC</text:p>
          </table:table-cell>
          <table:table-cell table:style-name="Table2.A2" office:value-type="string">
            <text:p text:style-name="P28">2015</text:p>
          </table:table-cell>
          <table:table-cell table:style-name="Table2.E2" office:value-type="string">
            <text:p text:style-name="P28">90.00%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Academic Achievements</text:p>
          </table:table-cell>
          <table:table-cell table:style-name="Table3.B1" office:value-type="string">
            <text:p text:style-name="P13"><text:span text:style-name="T3"><text:s text:c="7"/>Awarded Certificate of Excellence for scoring </text:span><text:span text:style-name="T4">CGPA of 10.00 in Semester III.</text:span></text:p>
            <text:p text:style-name="P13"><text:span text:style-name="T4"><text:s text:c="7"/></text:span><text:span text:style-name="T3">Getting </text:span><text:span text:style-name="T4">Scholarships</text:span><text:span text:style-name="T3"> </text:span><text:span text:style-name="T4">from SSC</text:span><text:span text:style-name="T3"> for constant academic excellence.</text:span>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Key Modules</text:p>
            <text:p text:style-name="P17">(Engineering)</text:p>
          </table:table-cell>
          <table:table-cell table:style-name="Table4.B1" office:value-type="string">
            <text:p text:style-name="P26">Object Oriented Programming, Database Management System, Microprocessors</text:p>
          </table:table-cell>
        </table:table-row>
      </table:table>
      <text:p text:style-name="P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PROJECTS</text:p>
          </table:table-cell>
        </table:table-row>
      </table:table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<text:span text:style-name="T18">WIRESHARE </text:span><text:a xlink:type="simple" xlink:href="https://wireshare-756b8.web.app/" text:style-name="Internet_20_link" text:visited-style-name="Visited_20_Internet_20_Link"><text:span text:style-name="T26">@</text:span></text:a><text:a xlink:type="simple" xlink:href="https://wireshare-prod.firebaseapp.com/" text:style-name="Internet_20_link" text:visited-style-name="Visited_20_Internet_20_Link"><text:span text:style-name="T24">web</text:span></text:a><text:span text:style-name="T34"> <text:s text:c="110"/>- (S</text:span><text:span text:style-name="T21">elf-Initiated</text:span><text:span text:style-name="T34">) <text:s/></text:span><text:span text:style-name="T35">Apr</text:span><text:span text:style-name="T34"> 20</text:span><text:span text:style-name="T35">21</text:span><text:span text:style-name="T34"> <text:s text:c="77"/></text:span></text:p>
            <text:p text:style-name="P30">Conceptualized &amp; <text:span text:style-name="T40">Developed</text:span> a <text:span text:style-name="T7">File Sharing </text:span><text:span text:style-name="T8">Web </text:span><text:span text:style-name="T7">Application</text:span><text:span text:style-name="T40"> using technologies like </text:span><text:span text:style-name="T7">WebRTC</text:span><text:span text:style-name="T40">, </text:span><text:span text:style-name="T7">WebAssembly</text:span><text:span text:style-name="T40">, </text:span><text:span text:style-name="T41">Svelte(Front End) and Firebase</text:span><text:span text:style-name="T40">.</text:span></text:p>
            <text:p text:style-name="P32">The application was able to transfer <text:span text:style-name="T10">237MB</text:span> file in under <text:span text:style-name="T10">125 seconds</text:span> on a <text:span text:style-name="T6">2 MBps</text:span> connection between <text:span text:style-name="T9">peers on different networks</text:span><text:span text:style-name="T42">.</text:span></text:p>
          </table:table-cell>
        </table:table-row>
        <table:table-row table:style-name="Table6.2">
          <table:table-cell table:style-name="Table6.A2" office:value-type="string">
            <text:p text:style-name="P1"><text:span text:style-name="T17">SCHEDULAR</text:span><text:span text:style-name="T34"> </text:span><text:a xlink:type="simple" xlink:href="https://github.com/vikasjaiswal619/Schedular2.0" text:style-name="Internet_20_link" text:visited-style-name="Visited_20_Internet_20_Link"><text:span text:style-name="T15">@github</text:span></text:a><text:span text:style-name="T34"> <text:s text:c="88"/>- (S</text:span><text:span text:style-name="T21">elf-Initiated</text:span><text:span text:style-name="T34">) <text:s/>Nov 2019 - Jan 2020 <text:s text:c="76"/></text:span></text:p>
            <text:p text:style-name="P29">Conceptualized &amp; Created a <text:span text:style-name="T5">Smart Scheduling </text:span>Android / IOS Application using the <text:span text:style-name="T5">Flutter Android Framework, On-device SQL database(SqlLite) &amp; Machine Learning(Bayes Classifier).</text:span></text:p>
            <text:p text:style-name="P29">D<text:span text:style-name="T30">esigned</text:span> &amp; Developed Android / IOS Application, integrated the application with the on-device database. Implemented <text:s/><text:span text:style-name="T5">Bayes classifier</text:span> from <text:span text:style-name="T5">Stratch</text:span> in <text:span text:style-name="T5">Dart Programming Language</text:span>.</text:p>
          </table:table-cell>
        </table:table-row>
        <table:table-row table:style-name="Table6.3">
          <table:table-cell table:style-name="Table6.A3" office:value-type="string">
            <text:p text:style-name="P1"><text:a xlink:type="simple" xlink:href="http://www.github.com/vikasjaiswal619/AlgoVisualizer" text:style-name="ListLabel_20_2" text:visited-style-name="ListLabel_20_2"><text:span text:style-name="T25">ALGO VISUALISER</text:span></text:a><text:span text:style-name="T26"> </text:span><text:a xlink:type="simple" xlink:href="https://github.com/vikasjaiswal619/Woke" text:style-name="Internet_20_link" text:visited-style-name="Visited_20_Internet_20_Link"><text:span text:style-name="T16">@github</text:span></text:a><text:span text:style-name="T34"> <text:s text:c="78"/>- (S</text:span><text:span text:style-name="T21">elf-Initiated</text:span><text:span text:style-name="T34">) <text:s/>Jan 2020 - Feb 2020 <text:s text:c="221"/></text:span></text:p>
            <text:p text:style-name="P29">Conceptualized &amp; Developed a <text:span text:style-name="T5">Web Application</text:span> using <text:span text:style-name="T5">ReactJS</text:span> for Visualization of <text:span text:style-name="T5">Algorithms</text:span> like Sorting, Path Finding etc.</text:p>
            <text:p text:style-name="P33"><text:s text:c="3"/>Developed UI, Animations &amp; implemented all Algorithms from <text:span text:style-name="T28">Scratch</text:span> in <text:span text:style-name="T5">TypeScript.</text:span></text:p>
          </table:table-cell>
        </table:table-row>
        <table:table-row table:style-name="Table6.4">
          <table:table-cell table:style-name="Table6.A3" office:value-type="string">
            <text:p text:style-name="P1"><text:span text:style-name="T17">BLIC</text:span><text:span text:style-name="T18">K </text:span><text:a xlink:type="simple" xlink:href="https://github.com/vikasjaiswal619/BlickAndroidApp" text:style-name="Internet_20_link" text:visited-style-name="Visited_20_Internet_20_Link"><text:span text:style-name="T16">@github</text:span></text:a><text:span text:style-name="T34"> <text:s text:c="119"/>- (Hackathon) <text:s/>Mar 2020 <text:s text:c="10"/></text:span></text:p>
            <text:p text:style-name="P29">Developed <text:span text:style-name="T5">Machine learning </text:span>based Image Localization &amp; Optical Character Recognition application using <text:span text:style-name="T5">Tensorflow2.0</text:span>, <text:span text:style-name="T5">OpenCV</text:span> &amp; <text:span text:style-name="T5">YOLO</text:span> Object Detection &amp; Localization Algorithm.</text:p>
            <text:p text:style-name="P29">Developed Android App using <text:span text:style-name="T5">React Native</text:span> and <text:s/>Backend using <text:span text:style-name="T5">NodeJS &amp; Firebase Functions.</text:span></text:p>
          </table:table-cell>
        </table:table-row>
        <table:table-row table:style-name="Table6.5">
          <table:table-cell table:style-name="Table6.A3" office:value-type="string">
            <text:p text:style-name="P1"><text:span text:style-name="T14">PATH FOLLOWER BO</text:span><text:span text:style-name="T15">T </text:span><text:a xlink:type="simple" xlink:href="https://github.com/vikasjaiswal619/Path-Follower-Bot" text:style-name="Internet_20_link" text:visited-style-name="Visited_20_Internet_20_Link"><text:span text:style-name="T22">@git</text:span></text:a><text:a xlink:type="simple" xlink:href="https://github.com/vikasjaiswal619/Path-Follower-Bot" text:style-name="Internet_20_link" text:visited-style-name="Visited_20_Internet_20_Link"><text:span text:style-name="T23">h</text:span></text:a><text:a xlink:type="simple" xlink:href="https://github.com/vikasjaiswal619/Path-Follower-Bot" text:style-name="Internet_20_link" text:visited-style-name="Visited_20_Internet_20_Link"><text:span text:style-name="T22">ub</text:span></text:a><text:span text:style-name="T34"> <text:s text:c="71"/>- (S</text:span><text:span text:style-name="T21">elf-Initiated</text:span><text:span text:style-name="T34">) <text:s/>Dec 2019 - Dec 2019 <text:s text:c="77"/></text:span></text:p>
            <text:p text:style-name="P29">Conceptualized &amp; Developed an infinite range wireless <text:span text:style-name="T5">Google Firebase </text:span>&amp; <text:span text:style-name="T5">NodeMCU(WIFI module)</text:span> based <text:span text:style-name="T5">Robotic Car</text:span> that traces the path drawn on the <text:span text:style-name="T5">Android App(Developed Using Flutter)</text:span> for controlling the bot.</text:p>
          </table:table-cell>
        </table:table-row>
        <table:table-row table:style-name="Table6.6">
          <table:table-cell table:style-name="Table6.A2" office:value-type="string">
            <text:p text:style-name="P1"><text:span text:style-name="T17">WOK</text:span><text:span text:style-name="T18">E </text:span><text:a xlink:type="simple" xlink:href="https://github.com/vikasjaiswal619/Woke" text:style-name="Internet_20_link" text:visited-style-name="Visited_20_Internet_20_Link"><text:span text:style-name="T24">@github</text:span></text:a><text:span text:style-name="T34"> <text:s text:c="118"/>- <text:s/>(</text:span><text:span text:style-name="T21">Hackathon</text:span><text:span text:style-name="T34">) <text:s/>Mar 2019 <text:s text:c="39"/></text:span></text:p>
            <text:p text:style-name="P31">Conceptualized &amp; Created <text:span text:style-name="T6">Disaster Management Application</text:span> to loacate &amp; rescue people affected by the disaster.</text:p>
            <text:p text:style-name="P29">Worked in a team of 3 using technologies like <text:span text:style-name="T5">ReactNative, Geoloction, Google Maps &amp; Firebase Realtime Database. </text:span>Developed &amp; Integrated UI with the Firebase Backend.</text:p>
          </table:table-cell>
        </table:table-row>
      </table:table>
      <text:p text:style-name="P2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INTERNSHIP / WORK EXPERIENCE</text:p>
          </table:table-cell>
        </table:table-row>
      </table:table>
      <text:p text:style-name="P2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a xlink:type="simple" xlink:href="https://www.linkedin.com/company/sportvot/" text:style-name="ListLabel_20_4" text:visited-style-name="ListLabel_20_4"><text:span text:style-name="T14">Dravstream Technologies Pvt. Ltd (SportVot)</text:span></text:a></text:p>
            <text:p text:style-name="P3"><text:span text:style-name="T1"><text:s/>- </text:span><text:span text:style-name="T2">Full Stack Developer</text:span><text:span text:style-name="T1"> <text:s text:c="111"/>- <text:s/>Nov 2019 – Jan 2020</text:span></text:p>
            <text:p text:style-name="P34"><text:span text:style-name="T4"><text:s text:c="4"/></text:span><text:span text:style-name="T3">Developing efficient </text:span><text:span text:style-name="T4">Native Android</text:span><text:span text:style-name="T3"> Kabbadi Scoring Application, which was used for Scoring Games</text:span></text:p>
            <text:p text:style-name="P34"><text:span text:style-name="T3"><text:s text:c="4"/>on-ground by the content team. Developing &amp; Testing </text:span><text:span text:style-name="T4">REST API’s</text:span><text:span text:style-name="T3"> using </text:span><text:span text:style-name="T4">SpringBoot</text:span><text:span text:style-name="T3">.</text:span></text:p>
            <text:p text:style-name="P4"><text:span text:style-name="T34">- </text:span><text:a xlink:type="simple" xlink:href="https://github.com/vikasjaiswal619/Resume/blob/master/IntershipOne.pdf" text:style-name="ListLabel_20_4" text:visited-style-name="ListLabel_20_4"><text:span text:style-name="T14">React Developer</text:span></text:a><text:span text:style-name="T34"> <text:s text:c="117"/>- <text:s/>June 2019 – July 2019</text:span></text:p>
            <text:p text:style-name="P35"><text:s text:c="7"/>The major responsibility included developing Android Application using React Native.</text:p>
          </table:table-cell>
        </table:table-row>
      </table:table>
      <text:p text:style-name="P1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TECHNICAL TRAINING / CERTIFICATIONS</text:p>
          </table:table-cell>
        </table:table-row>
      </table:table>
      <text:p text:style-name="P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ANALOG ELECTRONICS <text:s text:c="108"/>- <text:s/>Jan 2019 – Mar 2019</text:p>
            <text:p text:style-name="P9"><text:s text:c="5"/>National Programme on Technology Enhanced Learning (NPTEL)</text:p>
          </table:table-cell>
        </table:table-row>
      </table:table>
      <text:p text:style-name="P19"><text:tab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6">TECHNICAL SKILLS</text:p>
          </table:table-cell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Intermediate</text:p>
          </table:table-cell>
          <table:table-cell table:style-name="Table12.B1" office:value-type="string">
            <text:p text:style-name="P16">Java, JavaScript/TypeScript, ReactJS, React Native, Flutter, NodeJS, SQL, Machine Learning, Deep Learning.</text:p>
          </table:table-cell>
        </table:table-row>
        <table:table-row table:style-name="Table12.2">
          <table:table-cell table:style-name="Table12.A2" office:value-type="string">
            <text:p text:style-name="P17">Basic</text:p>
          </table:table-cell>
          <table:table-cell table:style-name="Table12.B2" office:value-type="string">
            <text:p text:style-name="P16">C, C++, Python, <text:span text:style-name="T39">Rust, </text:span>SpringBoot.</text:p>
          </table:table-cell>
        </table:table-row>
      </table:table>
      <text:p text:style-name="P19"><text:tab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>CO-CURRICULAR &amp; EXTRA CURRICULAR ACTIVITIES</text:p>
          </table:table-cell>
        </table:table-row>
      </table:table>
      <text:p text:style-name="P2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Participation</text:p>
          </table:table-cell>
          <table:table-cell table:style-name="Table15.B1" office:value-type="string">
            <text:p text:style-name="P6"><text:span text:style-name="T5">Zonal Level Champions</text:span><text:span text:style-name="T37"> at </text:span><text:span text:style-name="T5">Reliance Foundation Jr.NBA </text:span><text:span text:style-name="T37">Basketball Competition.</text:span></text:p>
            <text:p text:style-name="P6"><text:span text:style-name="T37">Member of the College </text:span><text:span text:style-name="T5">Basketball</text:span><text:span text:style-name="T37"> Team.</text:span></text:p>
            <text:p text:style-name="P6"><text:bookmark text:name="_gjdgxs"/><text:span text:style-name="T37">Secured </text:span><text:a xlink:type="simple" xlink:href="https://github.com/vikasjaiswal619/Resume/blob/master/CVRound1.pdf" text:style-name="Internet_20_link" text:visited-style-name="Visited_20_Internet_20_Link"><text:span text:style-name="T12">AIR</text:span></text:a><text:a xlink:type="simple" xlink:href="https://github.com/vikasjaiswal619/Resume/blob/master/CVRound1.pdf" text:style-name="Internet_20_link" text:visited-style-name="Visited_20_Internet_20_Link"><text:span text:style-name="T20"> of </text:span></text:a><text:a xlink:type="simple" xlink:href="https://github.com/vikasjaiswal619/Resume/blob/master/CVRound1.pdf" text:style-name="Internet_20_link" text:visited-style-name="Visited_20_Internet_20_Link"><text:span text:style-name="T12">672</text:span></text:a><text:span text:style-name="T5"> in TCS Codevita Season 9 </text:span><text:span text:style-name="T37">Pre Qualifier</text:span><text:span text:style-name="T5"> </text:span><text:span text:style-name="T37">Round</text:span><text:span text:style-name="T5">.</text:span></text:p>
            <text:p text:style-name="P7"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3">Global Rank </text:span></text:span></text:a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9">of</text:span></text:span></text:a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3"> 1483</text:span></text:span></text:a><text:span text:style-name="T38"> at </text:span><text:span text:style-name="T11">Google Kick Start</text:span><text:span text:style-name="T38"> Round H.</text:span></text:p>
            <text:p text:style-name="P8">Member of ISTE (Indian Society of Technical Education) committee in College.</text:p>
            <text:p text:style-name="P6"><text:span text:style-name="T5">Conducted a</text:span><text:span text:style-name="T37"> </text:span><text:span text:style-name="T5">3 hour Python Workshop</text:span><text:span text:style-name="T37"> as a Committee Event.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GB" style:letter-kerning="false" fo:background-color="#ffffff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text-align="justify" style:justify-single-word="false"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106cm" fo:margin-bottom="0.106cm" style:contextual-spacing="false" fo:line-height="108%" fo:text-align="start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cm" fo:margin-bottom="0cm" style:contextual-spacing="false" fo:line-height="108%" fo:text-align="center" style:justify-single-word="false" fo:keep-together="auto" fo:orphans="2" fo:widows="2" fo:text-indent="-1.268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164cm" fo:margin-right="-0.062cm" fo:margin-top="0cm" fo:margin-bottom="0cm" style:contextual-spacing="false" fo:line-height="108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-0.062cm" fo:margin-top="0cm" fo:margin-bottom="0cm" style:contextual-spacing="false" fo:line-height="108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-0.062cm" fo:margin-top="0cm" fo:margin-bottom="0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2" style:font-family-asian="'Times New Roman'" style:font-family-generic-asian="system" style:font-pitch-asian="variable" style:font-size-asian="36pt" style:font-style-asian="normal" style:font-weight-asian="bold" style:font-name-complex="Times New Roman2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1111" loext:opacity="100%" fo:font-size="11pt" fo:font-weight="bold" style:font-size-asian="11pt" style:font-weight-asian="bold" style:font-size-complex="11pt"/>
    </style:style>
    <style:style style:name="ListLabel_20_3" style:display-name="ListLabel 3" style:family="text">
      <style:text-properties fo:color="#000000" loext:opacity="100%" fo:font-size="11pt" fo:font-weight="bold" style:font-size-asian="11pt" style:font-weight-asian="bold" style:font-size-complex="11pt"/>
    </style:style>
    <style:style style:name="ListLabel_20_4" style:display-name="ListLabel 4" style:family="text">
      <style:text-properties fo:color="#000000" loext:opacity="100%" fo:font-weight="bold" style:font-weight-asian="bold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#ffffff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#ffffff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607cm" fo:margin-left="1.27cm" fo:margin-right="1.27cm" style:writing-mode="lr-tb" style:layout-grid-color="#c0c0c0" style:layout-grid-lines="26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13T22:32:39.770333227</dc:date>
    <meta:editing-duration>PT1H6M59S</meta:editing-duration>
    <meta:editing-cycles>23</meta:editing-cycles>
    <meta:print-date>2021-05-16T22:18:20.920980600</meta:print-date>
    <meta:document-statistic meta:table-count="15" meta:image-count="0" meta:object-count="0" meta:page-count="1" meta:paragraph-count="73" meta:word-count="513" meta:character-count="5128" meta:non-whitespace-character-count="3204"/>
  </office:meta>
</office:document-meta>
</file>